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6.999cm" table:align="left"/>
    </style:style>
    <style:style style:name="Table1.A" style:family="table-column">
      <style:table-column-properties style:column-width="16.999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0.372cm"/>
    </style:style>
    <style:style style:name="Table2.B" style:family="table-column">
      <style:table-column-properties style:column-width="16.628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0.793cm" table:align="left"/>
    </style:style>
    <style:style style:name="Table3.A" style:family="table-column">
      <style:table-column-properties style:column-width="0.372cm"/>
    </style:style>
    <style:style style:name="Table3.B" style:family="table-column">
      <style:table-column-properties style:column-width="10.421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9.698cm" table:align="left"/>
    </style:style>
    <style:style style:name="Table4.A" style:family="table-column">
      <style:table-column-properties style:column-width="0.372cm"/>
    </style:style>
    <style:style style:name="Table4.B" style:family="table-column">
      <style:table-column-properties style:column-width="9.326cm"/>
    </style:style>
    <style:style style:name="Table4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0cef47"/>
    </style:style>
    <style:style style:name="P2" style:family="paragraph" style:parent-style-name="Standard">
      <style:text-properties officeooo:rsid="000cef47" officeooo:paragraph-rsid="000cef47"/>
    </style:style>
    <style:style style:name="P3" style:family="paragraph" style:parent-style-name="Standard">
      <style:text-properties officeooo:rsid="000cef47" officeooo:paragraph-rsid="000e1baa"/>
    </style:style>
    <style:style style:name="P4" style:family="paragraph" style:parent-style-name="Standard">
      <style:text-properties officeooo:rsid="000f060e" officeooo:paragraph-rsid="000f060e"/>
    </style:style>
    <style:style style:name="P5" style:family="paragraph" style:parent-style-name="Standard">
      <style:text-properties officeooo:rsid="000f060e" officeooo:paragraph-rsid="0010559d"/>
    </style:style>
    <style:style style:name="P6" style:family="paragraph" style:parent-style-name="Standard">
      <style:text-properties officeooo:rsid="000f060e" officeooo:paragraph-rsid="00118a05"/>
    </style:style>
    <style:style style:name="P7" style:family="paragraph" style:parent-style-name="Standard">
      <style:text-properties officeooo:paragraph-rsid="000f060e"/>
    </style:style>
    <style:style style:name="P8" style:family="paragraph" style:parent-style-name="Standard">
      <style:text-properties fo:font-weight="bold" officeooo:rsid="000f060e" officeooo:paragraph-rsid="0010559d" style:font-weight-asian="bold" style:font-weight-complex="bold"/>
    </style:style>
    <style:style style:name="P9" style:family="paragraph" style:parent-style-name="Standard">
      <style:text-properties officeooo:rsid="0010559d" officeooo:paragraph-rsid="0010559d"/>
    </style:style>
    <style:style style:name="P10" style:family="paragraph" style:parent-style-name="Standard">
      <style:text-properties officeooo:paragraph-rsid="00118a05"/>
    </style:style>
    <style:style style:name="P11" style:family="paragraph" style:parent-style-name="Standard">
      <style:text-properties officeooo:paragraph-rsid="0012f89b"/>
    </style:style>
    <style:style style:name="P12" style:family="paragraph" style:parent-style-name="Text_20_body">
      <style:paragraph-properties fo:margin-top="0.318cm" fo:margin-bottom="0.318cm" loext:contextual-spacing="false" style:line-height-at-least="0.397cm"/>
      <style:text-properties fo:font-size="9pt"/>
    </style:style>
    <style:style style:name="P13" style:family="paragraph" style:parent-style-name="Table_20_Contents">
      <style:paragraph-properties style:line-height-at-least="0.397cm"/>
      <style:text-properties fo:font-size="9pt"/>
    </style:style>
    <style:style style:name="T1" style:family="text">
      <style:text-properties officeooo:rsid="000e1baa"/>
    </style:style>
    <style:style style:name="T2" style:family="text">
      <style:text-properties officeooo:rsid="000f060e"/>
    </style:style>
    <style:style style:name="T3" style:family="text">
      <style:text-properties fo:font-weight="normal" officeooo:rsid="0010559d" style:font-weight-asian="normal" style:font-weight-complex="normal"/>
    </style:style>
    <style:style style:name="T4" style:family="text">
      <style:text-properties fo:font-weight="normal" officeooo:rsid="00118a05" style:font-weight-asian="normal" style:font-weight-complex="normal"/>
    </style:style>
    <style:style style:name="T5" style:family="text">
      <style:text-properties fo:font-weight="normal" officeooo:rsid="0012f89b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18a05"/>
    </style:style>
    <style:style style:name="T8" style:family="text">
      <style:text-properties officeooo:rsid="0012f89b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wo Wheeled Robot in ROS </text:p>
      <text:p text:style-name="P2">Part 1:</text:p>
      <text:p text:style-name="P2"><text:s text:c="3"/>Overall View:</text:p>
      <text:p text:style-name="P2"><text:tab/><text:tab/>1.Create <text:s/>Workspace </text:p>
      <text:p text:style-name="P2"><text:tab/><text:tab/>2.Create a Pakage in the Workspace</text:p>
      <text:p text:style-name="P2"><text:tab/><text:tab/>3.Create a “urdf” folder in the package</text:p>
      <text:p text:style-name="P2"><text:tab/><text:tab/>4.in “urdf” folder create our “xacro” file.</text:p>
      <text:p text:style-name="P2"><text:tab/><text:tab/>5.then,create a “launch” folder inside the package.</text:p>
      <text:p text:style-name="P2"><text:tab/><text:tab/>6.create launch files inside the launch folder.</text:p>
      <text:p text:style-name="P2"><text:tab/><text:tab/>7.compille the wokspace</text:p>
      <text:p text:style-name="P2"><text:tab/><text:tab/>8.Finally launch our launch files <text:span text:style-name="T2">and Control the robot.</text:span></text:p>
      <text:p text:style-name="P2">Explanation:</text:p>
      <text:p text:style-name="P2">1.Create <text:s/>Workspace :</text:p>
      <text:p text:style-name="P2"><text:tab/><text:tab/>cmd :<text:tab/>“ mkdir -p ~/simple_ws/src”</text:p>
      <text:p text:style-name="P2">2.Create a Pakage in the Workspace:</text:p>
      <text:p text:style-name="P2"><text:s text:c="23"/>cmd: <text:s text:c="3"/>“catkin_create_pkg m2wr_description rospy”</text:p>
      <text:p text:style-name="P3">3.Create a “urdf” folder in the package:</text:p>
      <text:p text:style-name="P3"><text:tab/><text:tab/><text:span text:style-name="T1">cmd:<text:tab/>“mkdir urdf”</text:span></text:p>
      <text:p text:style-name="P3">4.in “urdf” folder create our “xacro” file:</text:p>
      <text:p text:style-name="P3"><text:tab/><text:tab/><text:span text:style-name="T1">cmd:<text:tab/>“touch m2wr.xacro”</text:span></text:p>
      <text:p text:style-name="P3"><text:tab/><text:tab/><text:span text:style-name="T1">cmd:<text:tab/>“gedit m2wr.xacro”</text:span></text:p>
      <text:p text:style-name="P3">5.then,create a “launch” folder inside the package:</text:p>
      <text:p text:style-name="P3"><text:tab/><text:tab/><text:span text:style-name="T1">cmd:<text:tab/>“ mkdir launch”</text:span></text:p>
      <text:p text:style-name="P3">6.create launch files inside the launch folder:</text:p>
      <text:p text:style-name="P3"><text:tab/><text:tab/><text:span text:style-name="T1">cmd:<text:tab/>“touch rviz.launch”</text:span></text:p>
      <text:p text:style-name="P3"><text:tab/><text:tab/><text:span text:style-name="T1">cmd:<text:tab/>“touch spawn.launch”</text:span></text:p>
      <text:p text:style-name="P3"><text:tab/><text:tab/><text:span text:style-name="T1">cmd: <text:tab/>“gedit rviz.launch”</text:span></text:p>
      <text:p text:style-name="P3"><text:tab/><text:tab/><text:span text:style-name="T1">cmd:<text:tab/>“gedit spawn.launch”</text:span></text:p>
      <text:p text:style-name="P3">7.compille the wokspace:</text:p>
      <text:p text:style-name="P3"><text:tab/><text:tab/><text:span text:style-name="T1">cmd:<text:tab/>“catkin_make”</text:span></text:p>
      <text:p text:style-name="P3">8.Finally launch our launch files.:</text:p>
      <text:p text:style-name="P3"><text:tab/><text:tab/><text:span text:style-name="T1">cmd:<text:tab/>“roslaunch m2wr_description rviz.launch”</text:span></text:p>
      <text:p text:style-name="P3"><text:tab/><text:tab/><text:span text:style-name="T1">cmd:<text:tab/>“roslaunch m2wr_description spawn.launch”</text:span></text:p>
      <text:p text:style-name="P7"><text:span text:style-name="T2"><text:tab/><text:tab/>cmd:<text:tab/>“</text:span>rosrun teleop_twist_keyboard teleop_twist_keyboard.py”</text:p>
      <text:p text:style-name="P4"/>
      <text:p text:style-name="P4"/>
      <text:p text:style-name="P4"/>
      <text:p text:style-name="P4">Part 2:</text:p>
      <text:p text:style-name="P4">Overall View:</text:p>
      <text:p text:style-name="P7"><text:span text:style-name="T2">1.</text:span>We will now split up the large <text:span text:style-name="Strong_20_Emphasis">m2wr.xacro</text:span> file into smaller files and using the features of <text:span text:style-name="Source_20_Text">xacro</text:span> we will assimilate the smaller files.</text:p>
      <text:p text:style-name="P4"><text:s/>Split into “materials.xacro” and “macros.xacro” and “gazebo.xacro”.</text:p>
      <text:p text:style-name="P9">2.Edit the both launch file like following</text:p>
      <text:p text:style-name="P9"/>
      <text:section text:style-name="Sect1" text:name="crayon-5eb23d8f0c5f8190853134">
        <table:table table:name="Table1" table:style-name="Table1">
          <table:table-column table:style-name="Table1.A"/>
          <table:table-row>
            <table:table-cell table:style-name="Table1.A1" office:value-type="string">
              <text:section text:style-name="Sect1" text:name="crayon-5eb23d8f0c5f8190853134-1">
                <text:p text:style-name="Table_20_Contents">&lt;param name="robot_description" command="cat '$(find m2wr_description)/urdf/m2wr.xacro'" /&gt;</text:p>
              </text:section>
            </table:table-cell>
          </table:table-row>
        </table:table>
      </text:section>
      <text:p text:style-name="Text_20_body">Here we are using the <text:span text:style-name="Source_20_Text">cat</text:span> command to <text:span text:style-name="Strong_20_Emphasis">read</text:span> the contents of <text:span text:style-name="Strong_20_Emphasis">m2wr.xacro</text:span> file into <text:span text:style-name="Strong_20_Emphasis">robot_description</text:span> parameter. However, to use the features of the xacro file we need to parse and execute the <text:span text:style-name="Source_20_Text">xacro</text:span> file and to achieve that we will modify the above line to</text:p>
      <text:section text:style-name="Sect1" text:name="crayon-5eb23d8f0c5fa079171030">
        <text:p text:style-name="P12">&lt;param name="robot_description" command="$(find xacro)/xacro.py '$(find m2wr_description)/urdf/m2wr.xacro'" /&gt;</text:p>
        <table:table table:name="Table2" table:style-name="Table2">
          <table:table-column table:style-name="Table2.A"/>
          <table:table-column table:style-name="Table2.B"/>
          <text:soft-page-break/>
          <table:table-row>
            <table:table-cell table:style-name="Table2.A1" office:value-type="string">
              <text:p text:style-name="P13">1</text:p>
            </table:table-cell>
            <table:table-cell table:style-name="Table2.A1" office:value-type="string">
              <text:section text:style-name="Sect1" text:name="crayon-5eb23d8f0c5fa079171030-1">
                <text:p text:style-name="Table_20_Contents">&lt;param name="robot_description" command="$(find xacro)/xacro.py '$(find m2wr_description)/urdf/m2wr.xacro'" /&gt;</text:p>
              </text:section>
            </table:table-cell>
          </table:table-row>
        </table:table>
      </text:section>
      <text:p text:style-name="P9"/>
      <text:p text:style-name="P4"/>
      <text:p text:style-name="P4"/>
      <text:p text:style-name="P4">Atlast add the files into <text:s/><text:span text:style-name="Strong_20_Emphasis">m2wr.xacro.</text:span></text:p>
      <text:p text:style-name="P4"><text:span text:style-name="Strong_20_Emphasis"><text:s text:c="2"/>&lt;xacro:include filename="$(find m2wr_description)/urdf/materials.xacro" /&gt;</text:span></text:p>
      <text:p text:style-name="P4"><text:span text:style-name="Strong_20_Emphasis"><text:s text:c="2"/>&lt;xacro:include filename="$(find m2wr_description)/urdf/gazebo.xacro" /&gt;</text:span></text:p>
      <text:p text:style-name="P4"><text:span text:style-name="Strong_20_Emphasis"><text:s text:c="2"/>&lt;xacro:include filename="$(find m2wr_description)/urdf/macros.xacro" /&gt;</text:span></text:p>
      <text:p text:style-name="P4"><text:span text:style-name="Strong_20_Emphasis"/></text:p>
      <text:p text:style-name="P4"><text:span text:style-name="Strong_20_Emphasis"/></text:p>
      <text:p text:style-name="P5"><text:span text:style-name="Strong_20_Emphasis"><text:span text:style-name="T3">replace the link code by</text:span></text:span></text:p>
      <text:p text:style-name="P5"><text:s text:c="2"/><text:span text:style-name="T6">&lt;xacro:link_wheel name="link_right_wheel" /&gt;</text:span></text:p>
      <text:p text:style-name="P8"><text:s text:c="2"/>&lt;xacro:joint_wheel name="joint_right_wheel" child="link_right_wheel" origin_xyz="-0.05 0.20 0" /&gt;</text:p>
      <text:p text:style-name="P8"><text:s text:c="2"/></text:p>
      <text:p text:style-name="P8"><text:s text:c="2"/>&lt;xacro:link_wheel name="link_left_wheel" /&gt;</text:p>
      <text:p text:style-name="P8"><text:s text:c="2"/>&lt;xacro:joint_wheel name="joint_left_wheel" child="link_left_wheel" origin_xyz="-0.05 -0.20 0" /&gt;</text:p>
      <text:p text:style-name="P8"/>
      <text:p text:style-name="P5"><text:span text:style-name="Strong_20_Emphasis"><text:span text:style-name="T3">The Code for the wheels and Jionts in the macros.xacro file.</text:span></text:span></text:p>
      <text:p text:style-name="P5"><text:span text:style-name="Strong_20_Emphasis"><text:span text:style-name="T3"/></text:span></text:p>
      <text:p text:style-name="P5"><text:span text:style-name="Strong_20_Emphasis"><text:span text:style-name="T3">Part 3: <text:s/>Add Laser Sensor in the robot model</text:span></text:span></text:p>
      <text:p text:style-name="P5"><text:span text:style-name="Strong_20_Emphasis"><text:span text:style-name="T3">1.Add a link code in the “m2wr.xacro” file </text:span></text:span><text:span text:style-name="Strong_20_Emphasis"><text:span text:style-name="T4">as given by random INERTIA.</text:span></text:span></text:p>
      <text:p text:style-name="P5"><text:span text:style-name="Strong_20_Emphasis"><text:span text:style-name="T3">2.</text:span></text:span><text:span text:style-name="Strong_20_Emphasis"><text:span text:style-name="T4">Then chech the model using rviz</text:span></text:span></text:p>
      <text:p text:style-name="P10"><text:span text:style-name="Strong_20_Emphasis"><text:span text:style-name="T4">4.We can write some </text:span></text:span><text:span text:style-name="Strong_20_Emphasis"><text:span text:style-name="T7">sane</text:span></text:span><text:span text:style-name="Strong_20_Emphasis"><text:span text:style-name="T4"> values using a </text:span></text:span><text:span text:style-name="Strong_20_Emphasis"><text:span text:style-name="Source_20_Text"><text:span text:style-name="T4">macro</text:span></text:span></text:span><text:span text:style-name="Strong_20_Emphasis"><text:span text:style-name="T4"> that will calculate the </text:span></text:span><text:span text:style-name="Strong_20_Emphasis"><text:span text:style-name="T7">inertia</text:span></text:span><text:span text:style-name="Strong_20_Emphasis"><text:span text:style-name="T4"> values using </text:span></text:span><text:span text:style-name="Strong_20_Emphasis"><text:span text:style-name="Emphasis"><text:span text:style-name="T7">cylinder dimensions</text:span></text:span></text:span><text:span text:style-name="Strong_20_Emphasis"><text:span text:style-name="T4">. For this we add a new </text:span></text:span><text:span text:style-name="Strong_20_Emphasis"><text:span text:style-name="Source_20_Text"><text:span text:style-name="T4">macro</text:span></text:span></text:span><text:span text:style-name="Strong_20_Emphasis"><text:span text:style-name="T4"> to our </text:span></text:span><text:span text:style-name="Strong_20_Emphasis"><text:span text:style-name="T7">macro.xacro</text:span></text:span><text:span text:style-name="Strong_20_Emphasis"><text:span text:style-name="T4"> script. </text:span></text:span></text:p>
      <text:p text:style-name="P10"><text:span text:style-name="Strong_20_Emphasis"><text:span text:style-name="T4">5.So add the following code into “macro.xacro” file</text:span>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3">1</text:p>
            <text:p text:style-name="P13">2</text:p>
            <text:p text:style-name="P13">3</text:p>
            <text:p text:style-name="P13">4</text:p>
          </table:table-cell>
          <table:table-cell table:style-name="Table3.A1" office:value-type="string">
            <text:section text:style-name="Sect1" text:name="crayon-5eb23d8f0c61d573424181-1">
              <text:p text:style-name="Table_20_Contents">&lt;xacro:macro name="cylinder_inertia" params="mass r l"&gt; </text:p>
            </text:section>
            <text:section text:style-name="Sect1" text:name="crayon-5eb23d8f0c61d573424181-2">
              <text:p text:style-name="Table_20_Contents">    &lt;inertia ixx="${mass*(3*r*r+l*l)/12}" ixy = "0" ixz = "0"</text:p>
            </text:section>
            <text:section text:style-name="Sect1" text:name="crayon-5eb23d8f0c61d573424181-3">
              <text:p text:style-name="Table_20_Contents">                iyy="${mass*(3*r*r+l*l)/12}" iyz = "0" izz="${mass*(r*r)/2}" /&gt; </text:p>
            </text:section>
            <text:section text:style-name="Sect1" text:name="crayon-5eb23d8f0c61d573424181-4">
              <text:p text:style-name="Table_20_Contents">&lt;/xacro:macro&gt;</text:p>
            </text:section>
          </table:table-cell>
        </table:table-row>
      </table:table>
      <text:p text:style-name="P10"><text:span text:style-name="Strong_20_Emphasis"><text:span text:style-name="T4"/></text:span></text:p>
      <text:p text:style-name="P6"><text:span text:style-name="Strong_20_Emphasis"><text:span text:style-name="T4">6.Then,in “m2wr.xacro” replace the inertia code like following</text:span></text:span></text:p>
      <text:p text:style-name="P6"><text:span text:style-name="Strong_20_Emphasis"><text:span text:style-name="T4"/>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3">1</text:p>
          </table:table-cell>
          <table:table-cell table:style-name="Table4.A1" office:value-type="string">
            <text:section text:style-name="Sect1" text:name="crayon-5eb23d8f0c61f038563700-1">
              <text:p text:style-name="Table_20_Contents">&lt;xacro:cylinder_inertia mass="1" r="0.05" l="0.1" /&gt;</text:p>
            </text:section>
          </table:table-cell>
        </table:table-row>
      </table:table>
      <text:p text:style-name="P6"><text:span text:style-name="Strong_20_Emphasis"><text:span text:style-name="T4"/></text:span></text:p>
      <text:p text:style-name="P6"><text:span text:style-name="Strong_20_Emphasis"><text:span text:style-name="T4">7. Add our sensor plugin code into “gazebo.xacro” file.</text:span></text:span></text:p>
      <text:p text:style-name="P6"><text:span text:style-name="Strong_20_Emphasis"><text:span text:style-name="T4">8.launch our “spawn.launch” file </text:span></text:span></text:p>
      <text:p text:style-name="P10"><text:span text:style-name="Strong_20_Emphasis"><text:span text:style-name="T4">9.check the lasor sensor by </text:span></text:span><text:span text:style-name="Strong_20_Emphasis"><text:span text:style-name="T7">/m2wr/laser/scan</text:span></text:span><text:span text:style-name="Strong_20_Emphasis"><text:span text:style-name="T4"> in rostopic lists.</text:span></text:span></text:p>
      <text:p text:style-name="P10"><text:span text:style-name="Strong_20_Emphasis"><text:span text:style-name="T4"/></text:span></text:p>
      <text:p text:style-name="P11"><text:span text:style-name="Strong_20_Emphasis"><text:span text:style-name="T5">Part 4: Read the sensor messaggazebo.xacroes</text:span></text:span></text:p>
      <text:p text:style-name="P11"><text:span text:style-name="Strong_20_Emphasis"><text:span text:style-name="T5"/></text:span></text:p>
      <text:p text:style-name="P11"><text:span text:style-name="Strong_20_Emphasis"><text:span text:style-name="T5">1. Create a new package inside the wokspace</text:span></text:span></text:p>
      <text:p text:style-name="P11"><text:span text:style-name="Strong_20_Emphasis"><text:span text:style-name="T5">cmd: “catkin_create_pgk motion_plan rospy std_msgs geometry_msgs sensor_msgs”</text:span></text:span></text:p>
      <text:p text:style-name="P11"><text:span text:style-name="Strong_20_Emphasis"><text:span text:style-name="T5">2.in the new package create the scripts files to read the sensor data</text:span></text:span></text:p>
      <text:p text:style-name="P11"><text:span text:style-name="Strong_20_Emphasis"><text:span text:style-name="T5">“</text:span></text:span><text:span text:style-name="Strong_20_Emphasis"><text:span text:style-name="T5">cd motion_plan </text:span></text:span></text:p>
      <text:p text:style-name="P11"><text:span text:style-name="Strong_20_Emphasis"><text:span text:style-name="T5">mkdir scripts $</text:span></text:span></text:p>
      <text:p text:style-name="P11"><text:span text:style-name="Strong_20_Emphasis"><text:span text:style-name="T5">touch scripts/reading_laser.py”</text:span></text:span></text:p>
      <text:p text:style-name="P11"><text:span text:style-name="Strong_20_Emphasis"><text:span text:style-name="T5"/></text:span></text:p>
      <text:p text:style-name="P11"><text:soft-page-break/><text:span text:style-name="Strong_20_Emphasis"><text:span text:style-name="T5"/></text:span></text:p>
      <text:p text:style-name="P11"><text:span text:style-name="Strong_20_Emphasis"><text:span text:style-name="T5">3. Add the code for reading data inside the “reading_laser.py”.</text:span></text:span></text:p>
      <text:p text:style-name="P11"><text:span text:style-name="Strong_20_Emphasis"><text:span text:style-name="T5">4.Change the permission for the file</text:span></text:span></text:p>
      <text:p text:style-name="P11"><text:span text:style-name="Strong_20_Emphasis"><text:span text:style-name="T5">5.launch the “spawn.launch”</text:span></text:span></text:p>
      <text:p text:style-name="P11"><text:span text:style-name="Strong_20_Emphasis"><text:span text:style-name="T5">6.run the <text:s/>“reading_laser.py” file to get the datas.</text:span></text:span></text:p>
      <text:p text:style-name="P11"><text:span text:style-name="Strong_20_Emphasis"><text:span text:style-name="T5">Like wise we add the obsatcle avoidance file and go to point file inside the script folder.</text:span></text:span></text:p>
      <text:p text:style-name="P11"><text:span text:style-name="Strong_20_Emphasis"><text:span text:style-name="T5">Add the codes for the files.</text:span></text:span></text:p>
      <text:p text:style-name="P11"><text:span text:style-name="Strong_20_Emphasis"><text:span text:style-name="T5"/></text:span></text:p>
      <text:p text:style-name="P11"><text:span text:style-name="Strong_20_Emphasis"><text:span text:style-name="T5"/></text:span></text:p>
      <text:p text:style-name="P11"><text:span text:style-name="Strong_20_Emphasis"><text:span text:style-name="T5"/></text:span></text:p>
      <text:p text:style-name="P4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6T10:00:41.802375537</meta:creation-date>
    <dc:date>2020-05-06T11:04:43.152552437</dc:date>
    <meta:editing-duration>PT32M36S</meta:editing-duration>
    <meta:editing-cycles>4</meta:editing-cycles>
    <meta:generator>LibreOffice/6.0.7.3$Linux_X86_64 LibreOffice_project/00m0$Build-3</meta:generator>
    <meta:document-statistic meta:table-count="4" meta:image-count="0" meta:object-count="0" meta:page-count="3" meta:paragraph-count="87" meta:word-count="531" meta:character-count="4070" meta:non-whitespace-character-count="3504"/>
  </office:meta>
</office:document-meta>
</file>